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ucida Sans" svg:font-family="'Lucida Sans'"/>
    <style:font-face style:name="Nimbus Roman No9 L" svg:font-family="'Nimbus Roman No9 L'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size="16pt"/>
    </style:style>
    <style:style style:name="P2" style:family="paragraph" style:parent-style-name="Standard" style:master-page-name="Standard">
      <style:paragraph-properties style:page-number="1"/>
      <style:text-properties fo:font-size="16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S 239 Lab 12</text:p>
      <text:p text:style-name="P1"/>
      <text:p text:style-name="Standard">In this lab you will do some timings to verify the order of algorithms.</text:p>
      <text:p text:style-name="Standard"/>
      <text:p text:style-name="Standard">To do this you take a “chunk” of code you want to evaluate for order and run it many times. Then you find an average value and plot the average time in a spreadsheet. (You can use open office calc to do this.) You should also plot average time/n, average time/nlog(n), average time/(n*n) and, if necessary, average time/f(n) where f(n) is the order you expect. What you should find is that when T(n)=order of f(n), then T(n)/f(n) should "flatten" out near a value greater than 0 for large n. If you plot T(n)/g(n) and the graph converges to 0 you should conclude that T(n)=o(n). If you plot T(n)/g(n) and it keeps growing, then you conclude that g(n)=o(T(n)).</text:p>
      <text:p text:style-name="Standard"/>
      <text:p text:style-name="Standard">I have included a spreadsheet that shows how this can be done with an example set of data.</text:p>
      <text:p text:style-name="Standard"/>
      <text:p text:style-name="Standard">The general form of such a timer method would be something like this:</text:p>
      <text:p text:style-name="Standard"/>
      <text:p text:style-name="Standard">public long timer(int n) {</text:p>
      <text:p text:style-name="Standard"><text:tab/>long startTime=System.currentTimeMillis();</text:p>
      <text:p text:style-name="Standard"><text:tab/>for(int i=0;i&lt;10000;i++) {</text:p>
      <text:p text:style-name="Standard"><text:tab/><text:tab/>“chunk of code using n”</text:p>
      <text:p text:style-name="Standard"><text:tab/>}</text:p>
      <text:p text:style-name="Standard"><text:tab/>return(System.currentTimeMillis()-startTime);</text:p>
      <text:p text:style-name="Standard">}</text:p>
      <text:p text:style-name="Standard"/>
      <text:p text:style-name="Standard">You would call this with an integer n and it would return the time for n to be used in your plot.</text:p>
      <text:p text:style-name="Standard"/>
      <text:p text:style-name="Standard">Write a class with this method and with each of the “chunks” below. Try them with evenly spread values of n like 2, 4, ..., 20 or 10, 20, 30, ...., 100 or whatever yields reasonable times.</text:p>
      <text:p text:style-name="Standard"/>
      <text:p text:style-name="Standard">Try it with the following code chunks:</text:p>
      <text:p text:style-name="Standard"/>
      <text:p text:style-name="Standard">“chunk 1”</text:p>
      <text:p text:style-name="Standard"/>
      <text:p text:style-name="Standard"><text:bookmark-start text:name="__DdeLink__123_1035434036"/>for(int j=0;j&lt;n;j++) {</text:p>
      <text:p text:style-name="Standard"><text:tab/>for(int k=0;k&lt;n;k++) {</text:p>
      <text:p text:style-name="Standard"><text:tab/><text:tab/>Math.sin(j+k);</text:p>
      <text:p text:style-name="Standard"><text:tab/>}</text:p>
      <text:p text:style-name="Standard">}<text:bookmark-end text:name="__DdeLink__123_1035434036"/></text:p>
      <text:p text:style-name="Standard">“chunk 2”</text:p>
      <text:p text:style-name="Standard"/>
      <text:p text:style-name="Standard"><text:bookmark-start text:name="__DdeLink__125_1035434036"/>for(int j=0;j&lt;n;j++) {</text:p>
      <text:p text:style-name="Standard"><text:tab/>for(int k=0;k*k&lt;n;k++) {</text:p>
      <text:p text:style-name="Standard"><text:tab/><text:tab/>Math.sin(j+k);</text:p>
      <text:p text:style-name="Standard"><text:tab/>}</text:p>
      <text:p text:style-name="Standard">}<text:bookmark-end text:name="__DdeLink__125_1035434036"/></text:p>
      <text:p text:style-name="Standard"/>
      <text:p text:style-name="Standard"><text:soft-page-break/></text:p>
      <text:p text:style-name="Standard">“chunk 3”</text:p>
      <text:p text:style-name="Standard"/>
      <text:p text:style-name="Standard"><text:bookmark-start text:name="__DdeLink__127_1035434036"/>for(int j=0;j&lt;n;j++) {</text:p>
      <text:p text:style-name="Standard"><text:tab/>for(int k=0;k&lt;log(n);k++) {</text:p>
      <text:p text:style-name="Standard"><text:tab/><text:tab/>Math.sin(j+k);</text:p>
      <text:p text:style-name="Standard"><text:tab/>}</text:p>
      <text:p text:style-name="Standard">}<text:bookmark-end text:name="__DdeLink__127_1035434036"/></text:p>
      <text:p text:style-name="Standard"/>
      <text:p text:style-name="Standard"/>
      <text:p text:style-name="Standard">“chunk 4”</text:p>
      <text:p text:style-name="Standard"/>
      <text:p text:style-name="Standard"><text:bookmark-start text:name="__DdeLink__129_1035434036"/>for(int j=0;j&lt;n;j++) {</text:p>
      <text:p text:style-name="Standard"><text:tab/>for(int k=0;k&lt;n;k++) {</text:p>
      <text:p text:style-name="Standard"><text:tab/><text:tab/>for(int m=0;m&lt;n;m++) {</text:p>
      <text:p text:style-name="Standard"><text:tab/><text:tab/><text:tab/>Math.sin(j+k+m);</text:p>
      <text:p text:style-name="Standard"><text:tab/><text:tab/>}</text:p>
      <text:p text:style-name="Standard"><text:tab/>}</text:p>
      <text:p text:style-name="Standard">}<text:bookmark-end text:name="__DdeLink__129_1035434036"/></text:p>
      <text:p text:style-name="Standard"/>
      <text:p text:style-name="Standard">Figure out their expected times. Make sure you divide by the “right” stuff. (Note that you might “guess” which things would work right.)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ucida Sans" svg:font-family="'Lucida Sans'"/>
    <style:font-face style:name="Nimbus Roman No9 L" svg:font-family="'Nimbus Roman No9 L'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0.4925in" style:writing-mode="page"/>
      <style:text-properties fo:color="#000000" style:font-name="Liberation Serif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in" fo:line-height="100%" fo:text-align="start" style:justify-single-word="false" fo:hyphenation-ladder-count="no-limit" fo:text-indent="0in" style:auto-text-indent="false" fo:background-color="transparent" style:writing-mode="lr-tb">
        <style:tab-stops/>
        <style:background-image/>
      </style:paragraph-properties>
      <style:text-properties fo:font-variant="normal" fo:text-transform="none" fo:color="#000000" style:text-line-through-style="none" style:text-position="0% 100%" style:font-name="Nimbus Roman No9 L" fo:font-size="12pt" fo:language="en" fo:country="US" fo:font-style="normal" fo:text-shadow="none" style:text-underline-style="none" fo:font-weight="normal" style:text-underline-mode="continuous" style:text-overline-mode="continuous" style:text-line-through-mode="continuous" fo:background-color="transparen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ucida Sans" fo:font-size="14pt"/>
    </style:style>
    <style:style style:name="List" style:family="paragraph" style:parent-style-name="Standard" style:class="list">
      <style:paragraph-properties fo:margin-top="0in" fo:margin-bottom="0.0835in"/>
    </style:style>
    <style:style style:name="Caption" style:family="paragraph" style:parent-style-name="Standard" style:class="extra">
      <style:paragraph-properties fo:margin-top="0.0835in" fo:margin-bottom="0.0835in"/>
      <style:text-properties fo:font-style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order="none" fo:padding="0in" style:writing-mode="lr-tb" style:footnote-max-height="0in">
        <style:footnote-sep style:width="0.0071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Unix OpenOffice.org_project/330m20$Build-9567</meta:generator>
    <meta:initial-creator>Unknown</meta:initial-creator>
    <meta:editing-cycles>5</meta:editing-cycles>
    <meta:creation-date>2006-11-17T09:21:55</meta:creation-date>
    <dc:date>2011-10-18T09:12:30</dc:date>
    <dc:creator>Lynn Ziegler</dc:creator>
    <meta:editing-duration>PT12M25S</meta:editing-duration>
    <meta:document-statistic meta:table-count="0" meta:image-count="0" meta:object-count="0" meta:page-count="2" meta:paragraph-count="42" meta:word-count="330" meta:character-count="1860"/>
  </office:meta>
</office:document-meta>
</file>